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8">
            <calcext:condition calcext:apply-style-name="Error" calcext:value="duplicate" calcext:base-cell-address="list.B3"/>
          </calcext:conditional-format>
          <calcext:conditional-format calcext:target-range-address="list.C3:list.C3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14"/>
          <table:table-cell table:style-name="ce165"/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/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7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45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5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7" table:on-update-keep-styles="true" table:on-update-keep-size="false"/>
        <table:database-range table:name="developer_table" table:target-range-address="developer.A2:developer.I1067" table:on-update-keep-styles="true" table:on-update-keep-size="false"/>
        <table:database-range table:name="game_table" table:target-range-address="list.B297:list.C298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18:11:19.78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7T19:21:14.527000000</dc:date>
    <meta:editing-duration>P2DT22H34M41S</meta:editing-duration>
    <meta:editing-cycles>1138</meta:editing-cycles>
    <meta:document-statistic meta:table-count="4" meta:cell-count="366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